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P13_Sk100</text:p>
          </table:table-cell>
          <table:table-cell office:value-type="string" calcext:value-type="string">
            <text:p>SH_Hz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68" calcext:value-type="float">
            <text:p>-3.68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2]/[.C2])" office:value-type="float" office:value="83.0453812485602" calcext:value-type="float">
            <text:p>83.0453812485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9" calcext:value-type="float">
            <text:p>-0.99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3]/[.C3])" office:value-type="float" office:value="95.4388389771942" calcext:value-type="float">
            <text:p>95.43883897719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.64" calcext:value-type="float">
            <text:p>-4.64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4]/[.C4])" office:value-type="float" office:value="78.6224372264455" calcext:value-type="float">
            <text:p>78.6224372264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98" calcext:value-type="float">
            <text:p>-0.98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5]/[.C5])" office:value-type="float" office:value="95.4849113107579" calcext:value-type="float">
            <text:p>95.48491131075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4" calcext:value-type="float">
            <text:p>-3.4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6]/[.C6])" office:value-type="float" office:value="84.3354065883437" calcext:value-type="float">
            <text:p>84.33540658834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72" calcext:value-type="float">
            <text:p>-2.72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7]/[.C7])" office:value-type="float" office:value="87.468325270675" calcext:value-type="float">
            <text:p>87.468325270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06" calcext:value-type="float">
            <text:p>-1.06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8]/[.C8])" office:value-type="float" office:value="95.1163326422483" calcext:value-type="float">
            <text:p>95.1163326422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32" calcext:value-type="float">
            <text:p>-1.32</text:p>
          </table:table-cell>
          <table:table-cell table:formula="of:=-21.705" office:value-type="float" office:value="-21.705" calcext:value-type="float">
            <text:p>-21.705</text:p>
          </table:table-cell>
          <table:table-cell table:formula="of:=100-100*([.B9]/[.C9])" office:value-type="float" office:value="93.9184519695923" calcext:value-type="float">
            <text:p>93.9184519695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5:18:31.115784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46:32.215702844</meta:creation-date>
    <dc:date>2024-11-03T15:22:28.337211034</dc:date>
    <meta:editing-duration>PT6M36S</meta:editing-duration>
    <meta:editing-cycles>2</meta:editing-cycles>
    <meta:generator>LibreOffice/24.2.6.2$Linux_X86_64 LibreOffice_project/420$Build-2</meta:generator>
    <meta:document-statistic meta:table-count="1" meta:cell-count="36" meta:object-count="0"/>
  </office:meta>
</office:document-meta>
</file>